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1c87" officeooo:paragraph-rsid="00141c87"/>
    </style:style>
    <style:style style:name="P2" style:family="paragraph" style:parent-style-name="Standard">
      <style:text-properties officeooo:rsid="001658f6" officeooo:paragraph-rsid="001658f6"/>
    </style:style>
    <style:style style:name="T1" style:family="text">
      <style:text-properties officeooo:rsid="001658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ora - 300 <text:span text:style-name="T1">concurrent requests in 2.5 secs,</text:span> <text:span text:style-name="T1">C.P.U usage</text:span> 1.5%, <text:span text:style-name="T1">Memory usage </text:span>0.5% </text:p>
      <text:p text:style-name="P1">Amazon - <text:span text:style-name="T1">3</text:span>00 <text:span text:style-name="T1">concurrent requests in 3.75 secs, C.P.U usage </text:span>1.0%, <text:span text:style-name="T1">Memory usage </text:span>0.3%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21:34:55.817044388</meta:creation-date>
    <dc:date>2014-09-19T22:20:22.045883646</dc:date>
    <meta:editing-duration>PT15M5S</meta:editing-duration>
    <meta:editing-cycles>1</meta:editing-cycles>
    <meta:document-statistic meta:table-count="0" meta:image-count="0" meta:object-count="0" meta:page-count="1" meta:paragraph-count="2" meta:word-count="28" meta:character-count="164" meta:non-whitespace-character-count="136"/>
    <meta:generator>LibreOffice/4.2.6.3$Linux_X86_64 LibreOffice_project/420m0$Build-3</meta:generator>
  </office:meta>
</office:document-meta>
</file>